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fo:font-weight="bold" officeooo:rsid="0017cda3" officeooo:paragraph-rsid="0017cda3" style:font-weight-asian="bold" style:font-weight-complex="bold"/>
    </style:style>
    <style:style style:name="P2" style:family="paragraph" style:parent-style-name="Standard">
      <style:paragraph-properties fo:line-height="200%"/>
      <style:text-properties fo:font-weight="normal" officeooo:rsid="0017cda3" officeooo:paragraph-rsid="0017cda3" style:font-weight-asian="normal" style:font-weight-complex="normal"/>
    </style:style>
    <style:style style:name="P3" style:family="paragraph" style:parent-style-name="Standard">
      <style:paragraph-properties fo:line-height="200%"/>
      <style:text-properties fo:font-weight="bold" officeooo:rsid="001bc793" officeooo:paragraph-rsid="001bc793" style:font-weight-asian="bold" style:font-weight-complex="bold"/>
    </style:style>
    <style:style style:name="T1" style:family="text">
      <style:text-properties officeooo:rsid="00181ef7"/>
    </style:style>
    <style:style style:name="T2" style:family="text">
      <style:text-properties officeooo:rsid="001951cb"/>
    </style:style>
    <style:style style:name="T3" style:family="text">
      <style:text-properties officeooo:rsid="001a59e5"/>
    </style:style>
    <style:style style:name="T4" style:family="text">
      <style:text-properties officeooo:rsid="001d84cc"/>
    </style:style>
    <style:style style:name="T5" style:family="text">
      <style:text-properties officeooo:rsid="001a835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ntitrust Paradox ­‑ Susie Allen</text:p>
      <text:p text:style-name="P2"><text:tab/><text:span text:style-name="T1">Susie Allen’s article </text:span>“<text:span text:style-name="T1">The Antitrust Paradox” discusses how antitrust regulations alone are not enough to ensure suitable competition. She focuses on Microsoft, the corporation behind Windows and Xbox, which is known for their extremely anti-competitive business practices. She sites a Stanford study that examined </text:span><text:span text:style-name="T2">how Microsoft’s competitors performed in markets that were the Federal Trade Commission intervened versus markets where they did not. The study found that while competetors were able to innovate more when the Federal Trade Commission intervened, but they failed to profit in the market due to Microsoft’s brand being so unanimous with computers at the time. Allen then urges lawmakers and regulators to consider that innovation alone is not enough to cultivate a sufficiently competitive market. </text:span></text:p>
      <text:p text:style-name="P2"><text:tab/><text:span text:style-name="T3">I agree with all of the points made in this article, and I personally have frustrations with Microsoft’s business practices to this day. I think the best example that illustrates the points made in the article is the operating system market, especially surrounding gaming. Windows has dominated this market for decades, with Mac gaming essentially non-existent as no game developer wants to build for it. That left consumers with Windows as the only viable option for gaming, and thus subject to every bad decision the company made. Slowly and surely, Windows personal computers have lost the “personal” aspect of them. This has been changing recently with Valve’s SteamOS, an open source operating system based on Arch Linux, releasing into public beta less than two weeks ago. What makes this different than every other operating system that has tried to compete for Window’s market share is that it is free. Valve makes their profits off of the Steam Game Marketplace, and thus makes their money off of you using their storefront rather than you buying their operating system. Recent benchmarks also show that SteamOS is more power efficient than Windows on mobile devices while delivering equal or better performance on major titles, which when combined with Window’s $139 price ta</text:span><text:span text:style-name="T4">g</text:span><text:span text:style-name="T3">, makes SteamOS a legitimate threat to Microsoft’s monopoly over the PC gaming market. </text:span><text:span text:style-name="T5">Additionally, the nature of Linux means that almost every other Linux-based operating system benefits </text:span><text:soft-page-break/><text:span text:style-name="T5">from Valve’s work, meaning that Microsoft has to consider every major Linux-based operating system a competitor.</text:span></text:p>
      <text:p text:style-name="P3">Response 1:</text:p>
      <text:p text:style-name="P3"><text:tab/><text:span text:style-name="T6">Hi Song. I also find the idea of simple rules to be very very useful to me. I was diagnosed with ADHD, and I find that the more complicated a procedure, task, or rule is, the harder time I have following it. I really struggle to absorb sets of complicated regulations, follow large steps in instruction manuals, and I struggle with longer tasks. The more I can split more complicated things into smaller steps or chunks, the easier it is for me to actually accomplish what I set out to do within a reasonable amount of time. I also really relate to feeling overwhelmed, and it is a skill I am working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20:50:58.914034787</meta:creation-date>
    <dc:date>2025-06-05T22:19:24.785621958</dc:date>
    <meta:editing-duration>PT17M19S</meta:editing-duration>
    <meta:editing-cycles>4</meta:editing-cycles>
    <meta:generator>LibreOffice/25.2.3.2$Linux_X86_64 LibreOffice_project/520$Build-2</meta:generator>
    <meta:document-statistic meta:table-count="0" meta:image-count="0" meta:object-count="0" meta:page-count="2" meta:paragraph-count="5" meta:word-count="494" meta:character-count="3052" meta:non-whitespace-character-count="2560"/>
  </office:meta>
</office:document-meta>
</file>